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25cm" fo:min-width="1.6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svg:stroke-width="0.106cm" draw:marker-start-width="0.358cm" draw:marker-end="Rounded_20_large_20_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6.67cm" fo:min-width="16.82cm" fo:padding-top="0.165cm" fo:padding-bottom="0.165cm" fo:padding-left="0.29cm" fo:padding-right="0.29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65cm" fo:min-width="3.9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7da7d8" draw:textarea-horizontal-align="center" draw:textarea-vertical-align="middle" draw:auto-grow-height="false" fo:min-height="3.447cm" fo:min-width="1.895cm" draw:shadow="hidden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502cm" fo:min-width="0.1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2.713cm" fo:min-width="3.9cm"/>
    </style:style>
    <style:style style:name="gr11" style:family="graphic" style:parent-style-name="standard">
      <style:graphic-properties svg:stroke-color="#7da7d8" draw:fill-color="#fffbcc" draw:textarea-horizontal-align="justify" draw:textarea-vertical-align="middle" draw:auto-grow-height="false" fo:min-height="5.215cm" fo:min-width="3.201cm"/>
    </style:style>
    <style:style style:name="gr12" style:family="graphic" style:parent-style-name="standard">
      <style:graphic-properties draw:stroke="dash" draw:stroke-dash="Fine_20_Dashed" svg:stroke-color="#000000" svg:stroke-opacity="100%" draw:fill-color="#fffbcc" draw:opacity="0%" draw:opacity-name="" draw:textarea-horizontal-align="justify" draw:textarea-vertical-align="middle" draw:auto-grow-height="false" fo:min-height="16.05cm" fo:min-width="13.8cm"/>
    </style:style>
    <style:style style:name="gr13" style:family="graphic" style:parent-style-name="objectwithoutfill">
      <style:graphic-properties svg:stroke-color="#000000" draw:marker-end="Arrow" draw:marker-end-width="0.3cm" draw:fill="none" draw:fill-color="#fffbcc" draw:textarea-vertical-align="middle"/>
    </style:style>
    <style:style style:name="gr14" style:family="graphic" style:parent-style-name="standard">
      <style:graphic-properties svg:stroke-color="#7da7d8" draw:fill-color="#72bf44" draw:textarea-horizontal-align="justify" draw:textarea-vertical-align="middle" draw:auto-grow-height="false" fo:min-height="2.069cm" fo:min-width="2.027cm"/>
    </style:style>
    <style:style style:name="gr15" style:family="graphic" style:parent-style-name="standard">
      <style:graphic-properties svg:stroke-color="#7da7d8" draw:fill-color="#72bf44" draw:textarea-horizontal-align="justify" draw:textarea-vertical-align="middle" draw:auto-grow-height="false" fo:min-height="2.069cm" fo:min-width="2.027cm"/>
    </style:style>
    <style:style style:name="gr16" style:family="graphic" style:parent-style-name="standard">
      <style:graphic-properties draw:stroke="none" svg:stroke-color="#7da7d8" draw:fill="none" draw:fill-color="#fffbcc" fo:min-height="0.212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6.085cm" fo:min-width="3.9cm"/>
    </style:style>
    <style:style style:name="gr18" style:family="graphic" style:parent-style-name="standard">
      <style:graphic-properties draw:stroke="none" svg:stroke-color="#7da7d8" draw:fill="none" draw:fill-color="#fffbcc" fo:min-height="0.413cm"/>
    </style:style>
    <style:style style:name="gr19" style:family="graphic" style:parent-style-name="standard">
      <style:graphic-properties svg:stroke-color="#7da7d8" draw:fill-color="#7da7d8" draw:textarea-horizontal-align="justify" draw:textarea-vertical-align="middle" draw:auto-grow-height="false" fo:min-height="1.281cm" fo:min-width="1.401cm"/>
    </style:style>
    <style:style style:name="gr20" style:family="graphic" style:parent-style-name="objectwithoutfill">
      <style:graphic-properties svg:stroke-width="0.053cm" svg:stroke-color="#000000" draw:marker-start="" draw:marker-start-width="0.279cm" draw:marker-end="Arrow" draw:marker-end-width="0.379cm" draw:fill="none" draw:fill-color="#fffbcc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7da7d8" draw:fill="none" draw:fill-color="#fffbcc" fo:min-height="0.613cm"/>
    </style:style>
    <style:style style:name="gr22" style:family="graphic" style:parent-style-name="standard">
      <style:graphic-properties draw:stroke="none" svg:stroke-color="#7da7d8" draw:fill="none" draw:fill-color="#fffbcc" fo:min-height="0.59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2.872cm" fo:min-width="3.9cm"/>
    </style:style>
    <style:style style:name="gr24" style:family="graphic" style:parent-style-name="standard">
      <style:graphic-properties svg:stroke-color="#7da7d8" draw:fill-color="#fffbcc" draw:textarea-horizontal-align="justify" draw:textarea-vertical-align="middle" draw:auto-grow-height="false" fo:min-height="6.55cm" fo:min-width="1.8cm"/>
    </style:style>
    <style:style style:name="gr25" style:family="graphic" style:parent-style-name="standard">
      <style:graphic-properties svg:stroke-color="#7da7d8" draw:fill-color="#fffbcc" draw:textarea-horizontal-align="justify" draw:textarea-vertical-align="middle" draw:auto-grow-height="false" fo:min-height="7.05cm" fo:min-width="1.8cm"/>
    </style:style>
    <style:style style:name="gr26" style:family="graphic" style:parent-style-name="standard">
      <style:graphic-properties draw:stroke="none" svg:stroke-color="#7da7d8" draw:fill="none" draw:fill-color="#fffbcc" fo:min-height="0.713cm"/>
    </style:style>
    <style:style style:name="gr27" style:family="graphic" style:parent-style-name="standard">
      <style:graphic-properties draw:stroke="none" svg:stroke-color="#7da7d8" draw:fill="none" draw:fill-color="#fffbcc" fo:min-height="0.629cm"/>
    </style:style>
    <style:style style:name="gr28" style:family="graphic" style:parent-style-name="standard">
      <style:graphic-properties draw:stroke="none" svg:stroke-color="#000000" draw:fill="none" draw:fill-color="#ffffff" fo:min-height="5.644cm"/>
    </style:style>
    <style:style style:name="gr29" style:family="graphic" style:parent-style-name="objectwithoutfill">
      <style:graphic-properties draw:stroke="dash" draw:stroke-dash="Fine_20_Dashed" svg:stroke-width="0.106cm" svg:stroke-color="#000000" draw:marker-start-width="0.359cm" draw:marker-end="Arrow" draw:marker-end-width="0.459cm" draw:fill="none" draw:fill-color="#fffbcc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502cm" fo:min-width="0.1cm" fo:padding-top="0.134cm" fo:padding-bottom="0.134cm" fo:padding-left="0.259cm" fo:padding-right="0.259cm"/>
    </style:style>
    <style:style style:name="gr32" style:family="graphic" style:parent-style-name="objectwithoutfill">
      <style:graphic-properties svg:stroke-width="0.081cm" svg:stroke-color="#000000" draw:marker-start-width="0.321cm" draw:marker-end="Arrow" draw:marker-end-width="0.421cm" draw:fill="none" draw:fill-color="#fffbcc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34" style:family="graphic" style:parent-style-name="standard">
      <style:graphic-properties svg:stroke-color="#000000" draw:fill-color="#7da7d8" draw:textarea-horizontal-align="justify" draw:textarea-vertical-align="middle" draw:auto-grow-height="false" fo:min-height="0.1cm" fo:min-width="0.542cm"/>
    </style:style>
    <style:style style:name="gr35" style:family="graphic" style:parent-style-name="objectwithoutfill">
      <style:graphic-properties draw:stroke="dash" draw:stroke-dash="Fine_20_Dashed" svg:stroke-width="0.081cm" svg:stroke-color="#f58220" draw:marker-start="Arrow" draw:marker-start-width="0.421cm" draw:marker-end="Arrow" draw:marker-end-width="0.421cm" draw:fill="none" draw:fill-color="#fffbcc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Fine_20_Dashed" svg:stroke-width="0.081cm" svg:stroke-color="#f58220" draw:marker-start-width="0.321cm" draw:marker-end-width="0.321cm" draw:fill="none" draw:fill-color="#fffbcc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f58220" draw:marker-start-width="0.321cm" draw:marker-end="Arrow" draw:marker-end-width="0.421cm" draw:fill="none" draw:fill-color="#fffbcc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b2b2b2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end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end"/>
      <style:text-properties fo:font-size="15pt" style:font-size-asian="15pt" style:font-size-complex="15pt"/>
    </style:style>
    <style:style style:name="P15" style:family="paragraph">
      <loext:graphic-properties draw:fill-color="#fffbcc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-color="#fffbcc" draw:opacity="0%"/>
      <style:paragraph-properties fo:text-align="center"/>
    </style:style>
    <style:style style:name="P17" style:family="paragraph">
      <loext:graphic-properties draw:fill="none" draw:fill-color="#fffbcc"/>
      <style:paragraph-properties fo:text-align="center"/>
    </style:style>
    <style:style style:name="P18" style:family="paragraph">
      <loext:graphic-properties draw:fill-color="#72bf44"/>
      <style:paragraph-properties fo:text-align="center"/>
    </style:style>
    <style:style style:name="P19" style:family="paragraph">
      <loext:graphic-properties draw:fill-color="#72bf44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loext:graphic-properties draw:fill="none" draw:fill-color="#fffbcc"/>
      <style:text-properties fo:font-size="15pt" style:font-size-asian="15pt" style:font-size-complex="15pt"/>
    </style:style>
    <style:style style:name="P22" style:family="paragraph">
      <style:paragraph-properties fo:text-align="end"/>
    </style:style>
    <style:style style:name="P23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24" style:family="paragraph">
      <style:text-properties fo:font-size="15pt"/>
    </style:style>
    <style:style style:name="P25" style:family="paragraph">
      <loext:graphic-properties draw:fill="none" draw:fill-color="#fffbcc"/>
      <style:text-properties fo:font-size="15pt"/>
    </style:style>
    <style:style style:name="P2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-color="#7da7d8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-color="#7da7d8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bcc"/>
    </style:style>
    <style:style style:name="P31" style:family="paragraph">
      <loext:graphic-properties draw:fill-color="#fffbcc"/>
      <style:paragraph-properties fo:text-align="center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none" draw:fill-color="#fffbcc"/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-color="#7da7d8"/>
      <style:paragraph-properties fo:text-align="center"/>
    </style:style>
    <style:style style:name="P37" style:family="paragraph">
      <style:text-properties fo:color="#f58220" fo:font-size="15pt" style:font-size-asian="15pt" style:font-size-complex="15pt"/>
    </style:style>
    <style:style style:name="P38" style:family="paragraph">
      <loext:graphic-properties draw:fill="none" draw:fill-color="#ffffff"/>
      <style:text-properties fo:color="#f58220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5822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11.5cm" svg:x="0.4cm" svg:y="2.7cm">
          <text:p text:style-name="P1">N</text:p>
          <text:p text:style-name="P1">A</text:p>
          <text:p text:style-name="P1">V</text:p>
          <text:p text:style-name="P1">I</text:p>
          <text:p text:style-name="P1">G</text:p>
          <text:p text:style-name="P1">A</text:p>
          <text:p text:style-name="P1">T</text:p>
          <text:p text:style-name="P1">E</text:p>
          <text:p text:style-name="P1">U</text:p>
          <text:p text:style-name="P1">R</text:p>
          <text:p text:style-name="P1"/>
          <text:p text:style-name="P1">W</text:p>
          <text:p text:style-name="P1">E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1cm" svg:height="11.5cm" svg:x="5.6cm" svg:y="2.7cm">
          <text:p text:style-name="P1">N</text:p>
          <text:p text:style-name="P1">G</text:p>
          <text:p text:style-name="P1">I</text:p>
          <text:p text:style-name="P1">N</text:p>
          <text:p text:style-name="P1">X</text:p>
          <text:p text:style-name="P1"/>
          <text:p text:style-name="P1">Vhost</text:p>
          <text:p text:style-name="P1">→ 80</text:p>
          <text:p text:style-name="P1">3000→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cm" svg:height="0.962cm" svg:x="5.6cm" svg:y="1.6cm">
          <draw:text-box>
            <text:p text:style-name="P2"><text:span text:style-name="T1">:80</text:span></text:p>
          </draw:text-box>
        </draw:frame>
        <draw:line draw:style-name="gr3" draw:text-style-name="P4" draw:layer="layout" svg:x1="2.5cm" svg:y1="4.4cm" svg:x2="5.6cm" svg:y2="4.4cm">
          <text:p/>
        </draw:line>
        <draw:frame draw:style-name="gr4" draw:text-style-name="P5" draw:layer="layout" svg:width="2.9cm" svg:height="0.962cm" svg:x="2.5cm" svg:y="3.2cm">
          <draw:text-box>
            <text:p text:style-name="P1">requête</text:p>
          </draw:text-box>
        </draw:frame>
        <draw:frame draw:style-name="gr4" draw:text-style-name="P6" draw:layer="layout" svg:width="2.9cm" svg:height="0.962cm" svg:x="2.6cm" svg:y="4.5cm">
          <draw:text-box>
            <text:p text:style-name="P1">HTTP</text:p>
          </draw:text-box>
        </draw:frame>
        <draw:frame draw:style-name="gr4" draw:text-style-name="P5" draw:layer="layout" svg:width="2.9cm" svg:height="0.962cm" svg:x="2.6cm" svg:y="12cm">
          <draw:text-box>
            <text:p text:style-name="P1">réponse</text:p>
          </draw:text-box>
        </draw:frame>
        <draw:line draw:style-name="gr3" draw:text-style-name="P4" draw:layer="layout" svg:x1="5.5cm" svg:y1="11.8cm" svg:x2="2.5cm" svg:y2="11.8cm">
          <text:p/>
        </draw:line>
        <draw:custom-shape draw:style-name="gr5" draw:text-style-name="P7" draw:layer="layout" svg:width="17.4cm" svg:height="17cm" svg:x="9.6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cm" svg:height="0.9cm" svg:x="10.3cm" svg:y="3.5cm">
          <text:p text:style-name="P8"><text:span text:style-name="T2">bin/</text:span><text:span text:style-name="T2">www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2cm" svg:height="1.1cm" svg:x="14.7cm" svg:y="0.8cm">
          <draw:text-box>
            <text:p text:style-name="P10"><text:span text:style-name="T1">NODE.</text:span><text:span text:style-name="T1">JS <text:s text:c="3"/>+ </text:span><text:span text:style-name="T1"><text:s/></text:span></text:p>
          </draw:text-box>
        </draw:frame>
        <draw:path draw:style-name="gr8" draw:text-style-name="P1" draw:layer="layout" svg:width="5.799cm" svg:height="2.2cm" svg:x="10.401cm" svg:y="0.948cm" svg:viewBox="0 0 5800 2201" svg:d="M4122 1354l-1141-1 1-661 2816 2 2-691-4614-3-3 1352-1180-1 2081 850zM5800 3zM0 2199z">
          <text:p text:style-name="P12">Exécution<text:line-break/> :3000 <text:s text:c="8"/></text:p>
          <text:p text:style-name="P12"/>
        </draw:path>
        <draw:custom-shape draw:style-name="gr9" draw:text-style-name="P1" draw:layer="layout" svg:width="1.2cm" svg:height="0.859cm" svg:x="11.9cm" svg:y="4.4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xml:id="id6" draw:id="id6" draw:layer="layout" svg:width="4.4cm" svg:height="2.963cm" svg:x="10.3cm" svg:y="5.337cm">
          <text:p text:style-name="P8"><text:span text:style-name="T2">Charge</text:span><text:span text:style-name="T3"> </text:span></text:p>
          <text:p text:style-name="P8"><text:span text:style-name="T3">- config </text:span><text:span text:style-name="T3">globale</text:span><text:span text:style-name="T3"><text:line-break/></text:span><text:span text:style-name="T3">- drivers </text:span><text:span text:style-name="T3">BD</text:span></text:p>
          <text:p text:style-name="P8"><text:span text:style-name="T3">- </text:span><text:span text:style-name="T3">annuair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2" draw:id="id2" draw:layer="layout" svg:width="3.7cm" svg:height="6.8cm" svg:x="15.449cm" svg:y="5.3cm">
          <text:p text:style-name="P13"><text:span text:style-name="T4">ANNUAIRE</text:span></text:p>
          <text:p text:style-name="P14"><text:span text:style-name="T4">Clé </text:span><text:span text:style-name="T5">: action</text:span></text:p>
          <text:p text:style-name="P14"><text:span text:style-name="T4">contrôleur</text:span></text:p>
          <text:p text:style-name="P14"><text:span text:style-name="T4">vue</text:span></text:p>
          <text:p text:style-name="P14"><text:span text:style-name="T4">return_typ</text:span><text:span text:style-name="T4">e</text:span></text:p>
          <text:p text:style-name="P14"><text:span text:style-name="T4">Nom </text:span><text:span text:style-name="T4">model</text:span></text:p>
          <text:p text:style-name="P14"><text:span text:style-name="T4">pop_ref</text:span></text:p>
          <text:p text:style-name="P14"><text:span text:style-name="T4">sql_query</text:span></text:p>
          <text:p text:style-name="P14"><text:span text:style-name="T4">(...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5" xml:id="id4" draw:id="id4" draw:layer="layout" svg:width="3.7cm" svg:height="6.8cm" svg:x="19.894cm" svg:y="5.3cm">
          <text:p text:style-name="P13"><text:span text:style-name="T4">ANNUAIR</text:span><text:span text:style-name="T4">E</text:span></text:p>
          <text:p text:style-name="P13"><text:span text:style-name="T4">Clé : </text:span><text:span text:style-name="T4"><text:line-break/></text:span><text:span text:style-name="T4">Nom </text:span><text:span text:style-name="T4">modèle</text:span></text:p>
          <text:p text:style-name="P13"><text:span text:style-name="T4"><text:line-break/></text:span><text:span text:style-name="T4">Descripti</text:span><text:span text:style-name="T4">on :</text:span></text:p>
          <text:p text:style-name="P13"><text:span text:style-name="T4">Schemas</text:span></text:p>
          <text:p text:style-name="P13"><text:span text:style-name="T4">De la </text:span><text:span text:style-name="T4">Base </text:span></text:p>
          <text:p text:style-name="P13"><text:span text:style-name="T4">MongoD</text:span><text:span text:style-name="T4">B</text:span></text:p>
          <text:p text:style-name="P13"><text:span text:style-name="T4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6" draw:layer="layout" svg:width="14.3cm" svg:height="16.3cm" svg:x="10cm" svg:y="3.2cm">
          <text:p/>
          <draw:enhanced-geometry svg:viewBox="0 0 21600 21600" draw:type="rectangle" draw:enhanced-path="M 0 0 L 21600 0 21600 21600 0 21600 0 0 Z N"/>
        </draw:custom-shape>
        <draw:line draw:style-name="gr13" draw:text-style-name="P17" draw:layer="layout" svg:x1="20.4cm" svg:y1="3.2cm" svg:x2="22.2cm" svg:y2="1.7cm">
          <text:p/>
        </draw:line>
        <draw:frame draw:style-name="gr7" draw:text-style-name="P11" draw:layer="layout" svg:width="6.2cm" svg:height="1.1cm" svg:x="19.6cm" svg:y="0.8cm">
          <draw:text-box>
            <text:p text:style-name="P2"><text:span text:style-name="T1">EXPRE</text:span><text:span text:style-name="T1">SS JS</text:span></text:p>
          </draw:text-box>
        </draw:frame>
        <draw:custom-shape draw:style-name="gr14" draw:text-style-name="P18" draw:layer="layout" svg:width="2.526cm" svg:height="2.885cm" svg:x="17.749cm" svg:y="16.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9" draw:layer="layout" svg:width="2.526cm" svg:height="2.885cm" svg:x="17.5cm" svg:y="16.514cm">
          <text:p text:style-name="P8"><text:span text:style-name="T2">Views</text:span></text:p>
          <text:p text:style-name="P8"><text:span text:style-name="T2"/></text:p>
          <text:p text:style-name="P8"><text:span text:style-name="T2">.hb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6" draw:text-style-name="P21" draw:layer="layout" svg:width="6.688cm" svg:height="0.839cm" draw:transform="rotate (1.56643300366491) translate (19.216cm 11.661cm)">
          <draw:text-box>
            <text:p text:style-name="P20"><text:span text:style-name="T4">database_sche</text:span><text:span text:style-name="T4">mas.json</text:span></text:p>
          </draw:text-box>
        </draw:frame>
        <draw:custom-shape draw:style-name="gr17" draw:text-style-name="P23" xml:id="id3" draw:id="id3" draw:layer="layout" svg:width="4.4cm" svg:height="6.335cm" svg:x="10.3cm" svg:y="8.878cm">
          <text:p text:style-name="P1"><text:span text:style-name="T1"/></text:p>
          <text:p text:style-name="P22"><text:span text:style-name="T3">Charge à la</text:span><text:span text:style-name="T3"><text:line-break/></text:span><text:span text:style-name="T3">demande le</text:span></text:p>
          <text:p text:style-name="P22"><text:span text:style-name="T3">Module du</text:span></text:p>
          <text:p text:style-name="P22"><text:span text:style-name="T3">dossier routes</text:span><text:span text:style-name="T3"><text:line-break/></text:span><text:span text:style-name="T3">définit dans</text:span><text:span text:style-name="T3"><text:line-break/></text:span><text:span text:style-name="T3">l’annuaire</text:span><text:span text:style-name="T3"><text:line-break/></text:span><text:span text:style-name="T3">config_actions</text:span><text:span text:style-name="T3"><text:line-break/></text:span><text:span text:style-name="T3">comme</text:span><text:span text:style-name="T3"><text:line-break/></text:span><text:span text:style-name="T3">contrôleur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5.423cm" svg:height="0.839cm" draw:transform="rotate (1.56433860856252) translate (10.07cm 14.364cm)">
          <draw:text-box>
            <text:p text:style-name="P24"><text:span text:style-name="T1">dynamic</text:span><text:span text:style-name="T1">_routeur.</text:span><text:span text:style-name="T1">js</text:span></text:p>
          </draw:text-box>
        </draw:frame>
        <draw:custom-shape draw:style-name="gr19" draw:text-style-name="P27" draw:layer="layout" svg:width="1.9cm" svg:height="2.9cm" svg:x="27.4cm" svg:y="5.5cm">
          <text:p text:style-name="P26"><text:span text:style-name="T2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29" draw:layer="layout" svg:width="1.9cm" svg:height="2.9cm" svg:x="27.401cm" svg:y="12.601cm">
          <text:p text:style-name="P28"><text:span text:style-name="T4">NoS</text:span><text:span text:style-name="T4">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7" draw:layer="layout" svg:x1="10.102cm" svg:y1="17.08cm" svg:x2="7.937cm" svg:y2="12.252cm" draw:start-shape="id1" draw:start-glue-point="0" svg:d="M10102 17080h-1332v-4828h-833" svg:viewBox="0 0 2166 4829">
          <text:p/>
        </draw:connector>
        <draw:connector draw:style-name="gr13" draw:text-style-name="P17" draw:layer="layout" draw:line-skew="0.125cm" svg:x1="15.449cm" svg:y1="8.7cm" svg:x2="14.7cm" svg:y2="12.045cm" draw:start-shape="id2" draw:start-glue-point="5" draw:end-shape="id3" draw:end-glue-point="1" svg:d="M15449 8700h-249v3345h-500" svg:viewBox="0 0 750 3346">
          <text:p/>
        </draw:connector>
        <draw:frame draw:style-name="gr21" draw:text-style-name="P21" draw:layer="layout" svg:width="5.288cm" svg:height="0.863cm" draw:transform="rotate (1.55142317209776) translate (15.165cm 10.919cm)">
          <draw:text-box>
            <text:p text:style-name="P20"><text:span text:style-name="T4">config_ations.j</text:span><text:span text:style-name="T4">son</text:span></text:p>
          </draw:text-box>
        </draw:frame>
        <draw:connector draw:style-name="gr13" draw:text-style-name="P17" draw:layer="layout" draw:line-skew="0cm -2.225cm" svg:x1="21.744cm" svg:y1="11.697cm" svg:x2="14.7cm" svg:y2="12.045cm" draw:start-shape="id4" draw:start-glue-point="6" draw:end-shape="id3" draw:end-glue-point="1" svg:d="M21744 11697v905h-6672v-557h-372" svg:viewBox="0 0 7045 906">
          <text:p/>
        </draw:connector>
        <draw:frame draw:style-name="gr22" draw:text-style-name="P30" draw:layer="layout" svg:width="2.7cm" svg:height="0.84cm" svg:x="17.5cm" svg:y="11.8cm">
          <draw:text-box>
            <text:p><text:span text:style-name="T6">chargés</text:span></text:p>
          </draw:text-box>
        </draw:frame>
        <draw:custom-shape draw:style-name="gr23" draw:text-style-name="P23" xml:id="id10" draw:id="id10" draw:layer="layout" svg:width="4.4cm" svg:height="3.122cm" svg:x="10.754cm" svg:y="15.6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4.4cm" svg:height="3.122cm" svg:x="10.518cm" svg:y="15.783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4.4cm" svg:height="3.122cm" svg:x="10.3cm" svg:y="15.978cm">
          <text:p text:style-name="P1"><text:span text:style-name="T2">Contrôle</text:span><text:span text:style-name="T2">ur :</text:span><text:span text:style-name="T2"><text:line-break/></text:span><text:span text:style-name="T2">finder.js </text:span><text:span text:style-name="T2">(…)</text:span><text:span text:style-name="T2"><text:line-break/></text:span><text:span text:style-name="T2"><text:line-break/></text:span><text:span text:style-name="T2">← </text:span><text:span text:style-name="T2">render(..</text:span><text:span text:style-name="T2">.)</text:span></text:p>
          <text:p text:style-name="P22"><text:span text:style-name="T3"/></text:p>
          <draw:enhanced-geometry svg:viewBox="0 0 21600 21600" draw:type="rectangle" draw:enhanced-path="M 0 0 L 21600 0 21600 21600 0 21600 0 0 Z N"/>
        </draw:custom-shape>
        <draw:frame draw:style-name="gr22" draw:text-style-name="P30" xml:id="id1" draw:id="id1" draw:layer="layout" svg:width="2.356cm" svg:height="0.84cm" draw:transform="rotate (1.5707963267949) translate (10.102cm 18.258cm)">
          <draw:text-box>
            <text:p><text:span text:style-name="T6">routes</text:span></text:p>
          </draw:text-box>
        </draw:frame>
        <draw:custom-shape draw:style-name="gr24" draw:text-style-name="P31" xml:id="id5" draw:id="id5" draw:layer="layout" svg:width="2.3cm" svg:height="6.8cm" svg:x="24.5cm" svg:y="4.2cm">
          <text:p text:style-name="P1">S</text:p>
          <text:p text:style-name="P1">E</text:p>
          <text:p text:style-name="P1">Q</text:p>
          <text:p text:style-name="P1">U</text:p>
          <text:p text:style-name="P1">E</text:p>
          <text:p text:style-name="P1">L</text:p>
          <text:p text:style-name="P1">I</text:p>
          <text:p text:style-name="P1">Z</text:p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5" draw:text-style-name="P31" xml:id="id7" draw:id="id7" draw:layer="layout" svg:width="2.3cm" svg:height="7.3cm" svg:x="24.5cm" svg:y="12.1cm">
          <text:p text:style-name="P1">M</text:p>
          <text:p text:style-name="P1">O</text:p>
          <text:p text:style-name="P1">N</text:p>
          <text:p text:style-name="P1">G</text:p>
          <text:p text:style-name="P1">O</text:p>
          <text:p text:style-name="P1">O</text:p>
          <text:p text:style-name="P1">S</text:p>
          <text:p text:style-name="P1">E</text:p>
          <draw:enhanced-geometry svg:viewBox="0 0 21600 21600" draw:type="rectangle" draw:enhanced-path="M 0 0 L 21600 0 21600 21600 0 21600 0 0 Z N"/>
        </draw:custom-shape>
        <draw:frame draw:style-name="gr26" draw:text-style-name="P33" draw:layer="layout" svg:width="1.984cm" svg:height="0.963cm" svg:x="24.616cm" svg:y="3.3cm">
          <draw:text-box>
            <text:p text:style-name="P32"><text:span text:style-name="T1">ORM</text:span></text:p>
          </draw:text-box>
        </draw:frame>
        <draw:frame draw:style-name="gr26" draw:text-style-name="P33" draw:layer="layout" svg:width="1.984cm" svg:height="0.963cm" svg:x="24.616cm" svg:y="11.237cm">
          <draw:text-box>
            <text:p text:style-name="P32"><text:span text:style-name="T1">ODM</text:span></text:p>
          </draw:text-box>
        </draw:frame>
        <draw:frame draw:style-name="gr27" draw:text-style-name="P25" xml:id="id9" draw:id="id9" draw:layer="layout" svg:width="3.001cm" svg:height="0.879cm" draw:transform="rotate (1.5707963267949) translate (10.057cm 8.232cm)">
          <draw:text-box>
            <text:p text:style-name="P24"><text:span text:style-name="T7">appdyn.js</text:span></text:p>
          </draw:text-box>
        </draw:frame>
        <draw:frame draw:style-name="gr28" draw:text-style-name="P34" draw:layer="layout" svg:width="3.6cm" svg:height="5.894cm" svg:x="2.6cm" svg:y="12.9cm">
          <draw:text-box>
            <text:p text:style-name="P8"><text:span text:style-name="T8">Soit </text:span><text:span text:style-name="T8"><text:line-break/></text:span><text:span text:style-name="T2">HTM</text:span><text:span text:style-name="T2">L</text:span><text:span text:style-name="T2"><text:line-break/></text:span><text:span text:style-name="T2">via </text:span><text:span text:style-name="T2"><text:line-break/></text:span><text:span text:style-name="T2">une </text:span><text:span text:style-name="T2">vue</text:span></text:p>
            <text:p text:style-name="P8"><text:span text:style-name="T8">Soit</text:span></text:p>
            <text:p text:style-name="P8"><text:span text:style-name="T2">JSO</text:span><text:span text:style-name="T2">N</text:span></text:p>
            <text:p text:style-name="P8"><text:span text:style-name="T2">via</text:span><text:span text:style-name="T2"><text:line-break/></text:span><text:span text:style-name="T2">retur</text:span><text:span text:style-name="T2">n_ty</text:span><text:span text:style-name="T2">pe</text:span></text:p>
          </draw:text-box>
        </draw:frame>
        <draw:connector draw:style-name="gr29" draw:text-style-name="P17" draw:layer="layout" draw:type="curve" draw:line-skew="7.811cm -0.347cm" svg:x1="24.5cm" svg:y1="7.6cm" svg:x2="12.5cm" svg:y2="5.337cm" draw:start-shape="id5" draw:start-glue-point="3" draw:end-shape="id6" draw:end-glue-point="0" svg:d="M24500 7600c4366 0 3638-1556-453-2440s-11547-1096-11547 177" svg:viewBox="0 0 14961 3161">
          <text:p/>
        </draw:connector>
        <draw:frame draw:style-name="gr30" draw:text-style-name="P35" draw:layer="layout" svg:width="3.69cm" svg:height="0.878cm" svg:x="16.6cm" svg:y="3.622cm">
          <draw:text-box>
            <text:p><text:span text:style-name="T2">chargeme</text:span><text:span text:style-name="T2">nt</text:span></text:p>
          </draw:text-box>
        </draw:frame>
        <draw:connector draw:style-name="gr29" draw:text-style-name="P17" draw:layer="layout" draw:type="curve" draw:line-skew="-3.6cm" svg:x1="24.5cm" svg:y1="15.75cm" svg:x2="14.7cm" svg:y2="6.818cm" draw:start-shape="id7" draw:start-glue-point="3" draw:end-shape="id6" svg:d="M24500 15750c-12750 0-7850-8932-9800-8932" svg:viewBox="0 0 9801 8933">
          <text:p/>
        </draw:connector>
        <draw:frame draw:style-name="gr30" draw:text-style-name="P35" draw:layer="layout" svg:width="3.69cm" svg:height="0.878cm" draw:transform="rotate (-0.254818070791172) translate (18.37cm 13.971cm)">
          <draw:text-box>
            <text:p><text:span text:style-name="T2">char</text:span><text:span text:style-name="T2">geme</text:span><text:span text:style-name="T2">nt</text:span></text:p>
          </draw:text-box>
        </draw:frame>
        <draw:custom-shape draw:style-name="gr31" draw:text-style-name="P1" draw:layer="layout" svg:width="1.2cm" svg:height="0.859cm" svg:x="11.901cm" svg:y="8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2" draw:text-style-name="P17" draw:layer="layout" svg:x1="7.7cm" svg:y1="8.45cm" svg:x2="10.057cm" svg:y2="6.732cm" draw:start-shape="id8" draw:start-glue-point="1" draw:end-shape="id9" draw:end-glue-point="0" svg:d="M7700 8450h1179v-1718h1178" svg:viewBox="0 0 2358 1719">
          <text:p/>
        </draw:connector>
        <draw:frame draw:style-name="gr33" draw:text-style-name="P35" draw:layer="layout" svg:width="4.1cm" svg:height="2.759cm" svg:x="20.2cm" svg:y="16.1cm">
          <draw:text-box>
            <text:p><text:span text:style-name="T2">Utilisa</text:span><text:span text:style-name="T2">tion </text:span><text:span text:style-name="T2">de</text:span></text:p>
            <text:p><text:span text:style-name="T2">Handl</text:span><text:span text:style-name="T2">ebars</text:span><text:span text:style-name="T2"><text:line-break/></text:span><text:span text:style-name="T2">comm</text:span><text:span text:style-name="T2">e type</text:span><text:span text:style-name="T2"><text:line-break/></text:span><text:span text:style-name="T2">de </text:span><text:span text:style-name="T2">templ</text:span><text:span text:style-name="T2">ate</text:span></text:p>
          </draw:text-box>
        </draw:frame>
        <draw:custom-shape draw:style-name="gr34" draw:text-style-name="P36" draw:layer="layout" svg:width="1.3cm" svg:height="0.7cm" svg:x="26.5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36" draw:layer="layout" svg:width="1.3cm" svg:height="0.7cm" svg:x="26.4cm" svg:y="1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5" draw:text-style-name="P17" draw:layer="layout" draw:line-skew="-3.327cm" svg:x1="15.154cm" svg:y1="17.185cm" svg:x2="24.5cm" svg:y2="15.75cm" draw:start-shape="id10" draw:start-glue-point="1" draw:end-shape="id7" svg:d="M15154 17185h1346v-1435h8000" svg:viewBox="0 0 9347 1436">
          <text:p/>
        </draw:connector>
        <draw:frame draw:style-name="gr30" draw:text-style-name="P38" draw:layer="layout" svg:width="3.8cm" svg:height="0.839cm" svg:x="15.4cm" svg:y="15.022cm">
          <draw:text-box>
            <text:p text:style-name="P37"><text:span text:style-name="T9">Requêtes BD</text:span></text:p>
          </draw:text-box>
        </draw:frame>
        <draw:line draw:style-name="gr36" draw:text-style-name="P17" draw:layer="layout" svg:x1="23.8cm" svg:y1="15.8cm" svg:x2="23.8cm" svg:y2="7.7cm">
          <text:p/>
        </draw:line>
        <draw:line draw:style-name="gr37" draw:text-style-name="P17" draw:layer="layout" svg:x1="23.8cm" svg:y1="7.7cm" svg:x2="24.5cm" svg:y2="7.7cm">
          <text:p/>
        </draw:line>
        <draw:frame draw:style-name="gr30" draw:text-style-name="P38" draw:layer="layout" svg:width="5.345cm" svg:height="0.839cm" draw:transform="rotate (1.5707963267949) translate (7.861cm 17.945cm)">
          <draw:text-box>
            <text:p text:style-name="P37"><text:span text:style-name="T9">Rendu HTML/SJON</text:span></text:p>
          </draw:text-box>
        </draw:frame>
        <draw:frame draw:style-name="gr30" draw:text-style-name="P38" draw:layer="layout" svg:width="1.328cm" svg:height="0.839cm" svg:x="8.4cm" svg:y="5.8cm">
          <draw:text-box>
            <text:p text:style-name="P37"><text:span text:style-name="T9">req</text:span></text:p>
          </draw:text-box>
        </draw:frame>
        <draw:frame draw:style-name="gr30" draw:text-style-name="P38" draw:layer="layout" svg:width="1.302cm" svg:height="0.839cm" svg:x="8.172cm" svg:y="11.1cm">
          <draw:text-box>
            <text:p text:style-name="P37"><text:span text:style-name="T9">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4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5T15:29:55.676646816</meta:creation-date>
    <dc:date>2020-10-05T19:47:11.493573956</dc:date>
    <meta:editing-duration>PT3H5M28S</meta:editing-duration>
    <meta:editing-cycles>32</meta:editing-cycles>
    <meta:generator>LibreOffice/6.0.7.3$Linux_X86_64 LibreOffice_project/00m0$Build-3</meta:generator>
    <meta:document-statistic meta:object-count="57"/>
  </office:meta>
</office:document-meta>
</file>